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3ca" officeooo:paragraph-rsid="000633ca"/>
    </style:style>
    <style:style style:name="P2" style:family="paragraph" style:parent-style-name="Standard">
      <style:text-properties officeooo:rsid="000633ca" officeooo:paragraph-rsid="00077785"/>
    </style:style>
    <style:style style:name="T1" style:family="text">
      <style:text-properties officeooo:rsid="00077785"/>
    </style:style>
    <style:style style:name="T2" style:family="text">
      <style:text-properties officeooo:rsid="00085c99"/>
    </style:style>
    <style:style style:name="T3" style:family="text">
      <style:text-properties officeooo:rsid="0008d8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c : page d’acceuil qui présente l’évènement, etc </text:p>
      <text:p text:style-name="P1"/>
      <text:p text:style-name="P1">Pour les partenaires : La page où il y a les images avec les partenaires est bien je trouve mais c’est dommage que les partenaire extèrieurs n’est pas de page comme les autres, où au moins si on a pas de description à mettre ça serait bien que ca renvoie sur le site au minimun</text:p>
      <text:p text:style-name="P1"/>
      <text:p text:style-name="P2"><text:span text:style-name="T1">Devenir partenaires </text:span></text:p>
      <text:p text:style-name="P2"/>
      <text:p text:style-name="P2"><text:span text:style-name="T1">Présentation de l’équipe. </text:span></text:p>
      <text:p text:style-name="P2"/>
      <text:p text:style-name="P2"><text:span text:style-name="T2">Tournois alumni (possibilité de s’inscrire, lien pour payer, </text:span><text:span text:style-name="T3">mangopay or helloasso</text:span><text:span text:style-name="T2">)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1:06:54.777217150</meta:creation-date>
    <dc:date>2023-03-20T15:20:35.729527233</dc:date>
    <meta:editing-duration>PT3H52M4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79" meta:character-count="458" meta:non-whitespace-character-count="380"/>
  </office:meta>
</office:document-meta>
</file>